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7"/>Designing Better Human Data Relations<text:bookmark-end text:name="chapter-7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18T16:53:46Z</meta:creation-date>
    <dc:date>2021-03-18T16:53:46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